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ccccff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b2b2b2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/>
    </style:style>
    <style:style style:name="ce42" style:family="table-cell" style:parent-style-name="Default">
      <style:table-cell-properties fo:background-color="transparent"/>
    </style:style>
    <style:style style:name="ce4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0">
      <style:table-cell-properties fo:background-color="#ccccff"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ff9999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office:forms form:automatic-focus="false" form:apply-design-mode="false"/>
        <table:shapes>
          <draw:frame draw:z-index="0" draw:style-name="gr1" draw:text-style-name="P1" svg:width="368.99pt" svg:height="273.46pt" svg:x="1001.51pt" svg:y="285.25pt">
            <draw:object draw:notify-on-update-of-ranges="Weapons.A24:Weapons.A32 Weapons.B23:Weapons.B23 Weapons.B24:Weapons.B32 Weapons.C23:Weapons.C23 Weapons.C24:Weapons.C32 Weapons.D23:Weapons.D23 Weapons.D24:Weapons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4.52pt" svg:height="267.76pt" svg:x="998.36pt" svg:y="15.9pt">
            <draw:object draw:notify-on-update-of-ranges="Weapons.A5:Weapons.A13 Weapons.B4:Weapons.B4 Weapons.B5:Weapons.B13 Weapons.C4:Weapons.C4 Weapons.C5:Weapons.C13 Weapons.D4:Weapons.D4 Weapons.D5:Weapons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ce33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4" table:default-cell-style-name="ce33"/>
        <table:table-column table:style-name="co5" table:number-columns-repeated="1006" table:default-cell-style-name="ce33"/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DATA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Tics / sec</text:p>
          </table:table-cell>
          <table:table-cell table:style-name="ce35" office:value-type="string" calcext:value-type="string">
            <text:p>tics /min</text:p>
          </table:table-cell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4" office:value-type="string" calcext:value-type="string">
            <text:p>Vanilla Weapons</text:p>
          </table:table-cell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3]*60)" office:value-type="float" office:value="2100" calcext:value-type="float">
            <text:p>2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4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5]/60)" office:value-type="float" office:value="17.5" calcext:value-type="float">
            <text:p>17.5</text:p>
          </table:table-cell>
          <table:table-cell table:style-name="ce41" table:formula="of:=SUM([.F5]/60)" office:value-type="float" office:value="96.25" calcext:value-type="float">
            <text:p>96.25</text:p>
          </table:table-cell>
          <table:table-cell table:style-name="ce41" table:formula="of:=SUM([.G5]/60)" office:value-type="float" office:value="175" calcext:value-type="float">
            <text:p>175</text:p>
          </table:table-cell>
          <table:table-cell table:style-name="ce45" table:formula="of:=SUM([.H5]*[.J5])" office:value-type="float" office:value="1050" calcext:value-type="float">
            <text:p>1050</text:p>
          </table:table-cell>
          <table:table-cell table:style-name="ce45" table:formula="of:=SUM(([.E5]+[.G5])/2)" office:value-type="float" office:value="5775" calcext:value-type="float">
            <text:p>5775</text:p>
          </table:table-cell>
          <table:table-cell table:style-name="ce45" table:formula="of:=SUM([.H5]*[.K5])" office:value-type="float" office:value="10500" calcext:value-type="float">
            <text:p>10500</text:p>
          </table:table-cell>
          <table:table-cell table:style-name="ce45" table:formula="of:=SUM([.N3]/[.I5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5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6]/60)" office:value-type="float" office:value="41.1764705882353" calcext:value-type="float">
            <text:p>41.1764705882353</text:p>
          </table:table-cell>
          <table:table-cell table:style-name="ce42" table:formula="of:=SUM([.F6]/60)" office:value-type="float" office:value="226.470588235294" calcext:value-type="float">
            <text:p>226.470588235294</text:p>
          </table:table-cell>
          <table:table-cell table:style-name="ce42" table:formula="of:=SUM([.G6]/60)" office:value-type="float" office:value="411.764705882353" calcext:value-type="float">
            <text:p>411.764705882353</text:p>
          </table:table-cell>
          <table:table-cell table:style-name="ce46" table:formula="of:=SUM([.H6]*[.J6])" office:value-type="float" office:value="2470.58823529412" calcext:value-type="float">
            <text:p>2470.58823529412</text:p>
          </table:table-cell>
          <table:table-cell table:style-name="ce46" table:formula="of:=SUM(([.E6]+[.G6])/2)" office:value-type="float" office:value="13588.2352941176" calcext:value-type="float">
            <text:p>13588.2352941176</text:p>
          </table:table-cell>
          <table:table-cell table:style-name="ce46" table:formula="of:=SUM([.H6]*[.K6])" office:value-type="float" office:value="24705.8823529412" calcext:value-type="float">
            <text:p>24705.8823529412</text:p>
          </table:table-cell>
          <table:table-cell table:style-name="ce46" table:formula="of:=SUM([.N4]/[.I6])" office:value-type="float" office:value="123.529411764706" calcext:value-type="float">
            <text:p>123.529411764706</text:p>
          </table:table-cell>
          <table:table-cell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6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7]/60)" office:value-type="float" office:value="4.11764705882353" calcext:value-type="float">
            <text:p>4.11764705882353</text:p>
          </table:table-cell>
          <table:table-cell table:style-name="ce41" table:formula="of:=SUM([.F7]/60)" office:value-type="float" office:value="22.6470588235294" calcext:value-type="float">
            <text:p>22.6470588235294</text:p>
          </table:table-cell>
          <table:table-cell table:style-name="ce41" table:formula="of:=SUM([.G7]/60)" office:value-type="float" office:value="41.1764705882353" calcext:value-type="float">
            <text:p>41.1764705882353</text:p>
          </table:table-cell>
          <table:table-cell table:style-name="ce45" table:formula="of:=SUM([.H7]*[.J7])" office:value-type="float" office:value="247.058823529412" calcext:value-type="float">
            <text:p>247.058823529412</text:p>
          </table:table-cell>
          <table:table-cell table:style-name="ce45" table:formula="of:=SUM(([.E7]+[.G7])/2)" office:value-type="float" office:value="1358.82352941176" calcext:value-type="float">
            <text:p>1358.82352941176</text:p>
          </table:table-cell>
          <table:table-cell table:style-name="ce45" table:formula="of:=SUM([.H7]*[.K7])" office:value-type="float" office:value="2470.58823529412" calcext:value-type="float">
            <text:p>2470.58823529412</text:p>
          </table:table-cell>
          <table:table-cell table:style-name="ce45" table:formula="of:=SUM([.N5]/[.I7])" office:value-type="float" office:value="123.529411764706" calcext:value-type="float">
            <text:p>123.529411764706</text:p>
          </table:table-cell>
          <table:table-cell table:style-name="ce45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7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8]/60)" office:value-type="float" office:value="12.5" calcext:value-type="float">
            <text:p>12.5</text:p>
          </table:table-cell>
          <table:table-cell table:style-name="ce42" table:formula="of:=SUM([.F8]/60)" office:value-type="float" office:value="25" calcext:value-type="float">
            <text:p>25</text:p>
          </table:table-cell>
          <table:table-cell table:style-name="ce42" table:formula="of:=SUM([.G8]/60)" office:value-type="float" office:value="37.5" calcext:value-type="float">
            <text:p>37.5</text:p>
          </table:table-cell>
          <table:table-cell table:style-name="ce46" table:formula="of:=SUM([.H8]*[.J8])" office:value-type="float" office:value="750" calcext:value-type="float">
            <text:p>750</text:p>
          </table:table-cell>
          <table:table-cell table:style-name="ce46" table:formula="of:=SUM(([.E8]+[.G8])/2)" office:value-type="float" office:value="1500" calcext:value-type="float">
            <text:p>1500</text:p>
          </table:table-cell>
          <table:table-cell table:style-name="ce46" table:formula="of:=SUM([.H8]*[.K8])" office:value-type="float" office:value="2250" calcext:value-type="float">
            <text:p>2250</text:p>
          </table:table-cell>
          <table:table-cell table:style-name="ce46" table:formula="of:=SUM([.N6]/[.I8])"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8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9]/60)" office:value-type="float" office:value="33.1081081081081" calcext:value-type="float">
            <text:p>33.1081081081081</text:p>
          </table:table-cell>
          <table:table-cell table:style-name="ce41" table:formula="of:=SUM([.F9]/60)" office:value-type="float" office:value="66.2162162162162" calcext:value-type="float">
            <text:p>66.2162162162162</text:p>
          </table:table-cell>
          <table:table-cell table:style-name="ce41" table:formula="of:=SUM([.G9]/60)" office:value-type="float" office:value="99.3243243243243" calcext:value-type="float">
            <text:p>99.3243243243243</text:p>
          </table:table-cell>
          <table:table-cell table:style-name="ce45" table:formula="of:=SUM([.H9]*[.J9])" office:value-type="float" office:value="1986.48648648649" calcext:value-type="float">
            <text:p>1986.48648648649</text:p>
          </table:table-cell>
          <table:table-cell table:style-name="ce45" table:formula="of:=SUM(([.E9]+[.G9])/2)" office:value-type="float" office:value="3972.97297297297" calcext:value-type="float">
            <text:p>3972.97297297297</text:p>
          </table:table-cell>
          <table:table-cell table:style-name="ce45" table:formula="of:=SUM([.H9]*[.K9])" office:value-type="float" office:value="5959.45945945946" calcext:value-type="float">
            <text:p>5959.45945945946</text:p>
          </table:table-cell>
          <table:table-cell table:style-name="ce45" table:formula="of:=SUM([.N7]/[.I9])" office:value-type="float" office:value="56.7567567567568" calcext:value-type="float">
            <text:p>56.7567567567568</text:p>
          </table:table-cell>
          <table:table-cell table:style-name="ce45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5" calcext:value-type="float">
            <text:p>10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9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10]/60)" office:value-type="float" office:value="43.75" calcext:value-type="float">
            <text:p>43.75</text:p>
          </table:table-cell>
          <table:table-cell table:style-name="ce42" table:formula="of:=SUM([.F10]/60)" office:value-type="float" office:value="87.5" calcext:value-type="float">
            <text:p>87.5</text:p>
          </table:table-cell>
          <table:table-cell table:style-name="ce42" table:formula="of:=SUM([.G10]/60)" office:value-type="float" office:value="131.25" calcext:value-type="float">
            <text:p>131.25</text:p>
          </table:table-cell>
          <table:table-cell table:style-name="ce46" table:formula="of:=SUM([.H10]*[.J10])" office:value-type="float" office:value="2625" calcext:value-type="float">
            <text:p>2625</text:p>
          </table:table-cell>
          <table:table-cell table:style-name="ce46" table:formula="of:=SUM(([.E10]+[.G10])/2)" office:value-type="float" office:value="5250" calcext:value-type="float">
            <text:p>5250</text:p>
          </table:table-cell>
          <table:table-cell table:style-name="ce46" table:formula="of:=SUM([.H10]*[.K10])" office:value-type="float" office:value="7875" calcext:value-type="float">
            <text:p>7875</text:p>
          </table:table-cell>
          <table:table-cell table:style-name="ce46" table:formula="of:=SUM([.N8]/[.I10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0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11]/60)" office:value-type="float" office:value="64.4736842105263" calcext:value-type="float">
            <text:p>64.4736842105263</text:p>
          </table:table-cell>
          <table:table-cell table:style-name="ce41" table:formula="of:=SUM([.F11]/60)" office:value-type="float" office:value="128.947368421053" calcext:value-type="float">
            <text:p>128.947368421053</text:p>
          </table:table-cell>
          <table:table-cell table:style-name="ce41" table:formula="of:=SUM([.G11]/60)" office:value-type="float" office:value="193.421052631579" calcext:value-type="float">
            <text:p>193.421052631579</text:p>
          </table:table-cell>
          <table:table-cell table:style-name="ce45" table:formula="of:=SUM([.H11]*[.J11])" office:value-type="float" office:value="3868.42105263158" calcext:value-type="float">
            <text:p>3868.42105263158</text:p>
          </table:table-cell>
          <table:table-cell table:style-name="ce45" table:formula="of:=SUM(([.E11]+[.G11])/2)" office:value-type="float" office:value="7736.84210526316" calcext:value-type="float">
            <text:p>7736.84210526316</text:p>
          </table:table-cell>
          <table:table-cell table:style-name="ce45" table:formula="of:=SUM([.H11]*[.K11])" office:value-type="float" office:value="11605.2631578947" calcext:value-type="float">
            <text:p>11605.2631578947</text:p>
          </table:table-cell>
          <table:table-cell table:style-name="ce45" table:formula="of:=SUM([.N9]/[.I11])" office:value-type="float" office:value="36.8421052631579" calcext:value-type="float">
            <text:p>36.8421052631579</text:p>
          </table:table-cell>
          <table:table-cell table:style-name="ce45" office:value-type="float" office:value="57" calcext:value-type="float">
            <text:p>5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15" calcext:value-type="float">
            <text:p>3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1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12]/60)" office:value-type="float" office:value="259" calcext:value-type="float">
            <text:p>259</text:p>
          </table:table-cell>
          <table:table-cell table:style-name="ce42" table:formula="of:=SUM([.F12]/60)" office:value-type="float" office:value="381.5" calcext:value-type="float">
            <text:p>381.5</text:p>
          </table:table-cell>
          <table:table-cell table:style-name="ce42" table:formula="of:=SUM([.G12]/60)" office:value-type="float" office:value="504" calcext:value-type="float">
            <text:p>504</text:p>
          </table:table-cell>
          <table:table-cell table:style-name="ce46" table:formula="of:=SUM([.H12]*[.J12])" office:value-type="float" office:value="15540" calcext:value-type="float">
            <text:p>15540</text:p>
          </table:table-cell>
          <table:table-cell table:style-name="ce46" table:formula="of:=SUM(([.E12]+[.G12])/2)" office:value-type="float" office:value="22890" calcext:value-type="float">
            <text:p>22890</text:p>
          </table:table-cell>
          <table:table-cell table:style-name="ce46" table:formula="of:=SUM([.H12]*[.K12])" office:value-type="float" office:value="30240" calcext:value-type="float">
            <text:p>30240</text:p>
          </table:table-cell>
          <table:table-cell table:style-name="ce46" table:formula="of:=SUM([.N10]/[.I12])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2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13]/60)" office:value-type="float" office:value="58.3333333333333" calcext:value-type="float">
            <text:p>58.3333333333333</text:p>
          </table:table-cell>
          <table:table-cell table:style-name="ce41" table:formula="of:=SUM([.F13]/60)" office:value-type="float" office:value="262.5" calcext:value-type="float">
            <text:p>262.5</text:p>
          </table:table-cell>
          <table:table-cell table:style-name="ce41" table:formula="of:=SUM([.G13]/60)" office:value-type="float" office:value="466.666666666667" calcext:value-type="float">
            <text:p>466.666666666667</text:p>
          </table:table-cell>
          <table:table-cell table:style-name="ce45" table:formula="of:=SUM([.H13]*[.J13])" office:value-type="float" office:value="3500" calcext:value-type="float">
            <text:p>3500</text:p>
          </table:table-cell>
          <table:table-cell table:style-name="ce45" table:formula="of:=SUM(([.E13]+[.G13])/2)" office:value-type="float" office:value="15750" calcext:value-type="float">
            <text:p>15750</text:p>
          </table:table-cell>
          <table:table-cell table:style-name="ce45" table:formula="of:=SUM([.H13]*[.K13])" office:value-type="float" office:value="28000" calcext:value-type="float">
            <text:p>28000</text:p>
          </table:table-cell>
          <table:table-cell table:style-name="ce45" table:formula="of:=SUM([.N11]/[.I13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0" calcext:value-type="float">
            <text:p>4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3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formula="of:=SUM([.E14]/60)" office:value-type="float" office:value="1802.5" calcext:value-type="float">
            <text:p>1802.5</text:p>
          </table:table-cell>
          <table:table-cell table:style-name="ce42" table:formula="of:=SUM([.F14]/60)" office:value-type="float" office:value="2738.75" calcext:value-type="float">
            <text:p>2738.75</text:p>
          </table:table-cell>
          <table:table-cell table:style-name="ce42" table:formula="of:=SUM([.G14]/60)" office:value-type="float" office:value="3675" calcext:value-type="float">
            <text:p>3675</text:p>
          </table:table-cell>
          <table:table-cell table:style-name="ce46" table:formula="of:=SUM([.H14]*[.J14])" office:value-type="float" office:value="108150" calcext:value-type="float">
            <text:p>108150</text:p>
          </table:table-cell>
          <table:table-cell table:style-name="ce46" table:formula="of:=SUM(([.E14]+[.G14])/2)" office:value-type="float" office:value="164325" calcext:value-type="float">
            <text:p>164325</text:p>
          </table:table-cell>
          <table:table-cell table:style-name="ce46" table:formula="of:=SUM([.H14]*[.K14])" office:value-type="float" office:value="220500" calcext:value-type="float">
            <text:p>220500</text:p>
          </table:table-cell>
          <table:table-cell table:style-name="ce46" table:formula="of:=SUM([.N12]/[.I14])" office:value-type="float" office:value="52.5" calcext:value-type="float">
            <text:p>52.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4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9" table:number-columns-repeated="7"/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formula="of:=SUM([.M15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6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7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/>
          <table:table-cell table:number-columns-repeated="11"/>
          <table:table-cell office:value-type="float" office:value="35" calcext:value-type="float">
            <text:p>35</text:p>
          </table:table-cell>
          <table:table-cell table:formula="of:=SUM([.M18]*60)" office:value-type="float" office:value="2100" calcext:value-type="float">
            <text:p>2100</text:p>
          </table:table-cell>
          <table:table-cell table:style-name="ce44"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Default" table:number-columns-repeated="12"/>
          <table:table-cell office:value-type="float" office:value="35" calcext:value-type="float">
            <text:p>35</text:p>
          </table:table-cell>
          <table:table-cell table:formula="of:=SUM([.M19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 table:number-columns-repeated="12"/>
          <table:table-cell office:value-type="float" office:value="35" calcext:value-type="float">
            <text:p>35</text:p>
          </table:table-cell>
          <table:table-cell table:formula="of:=SUM([.M20]*60)" office:value-type="float" office:value="2100" calcext:value-type="float">
            <text:p>2100</text:p>
          </table:table-cell>
          <table:table-cell table:style-name="ce4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14"/>
          <table:table-cell table:style-name="ce46" table:number-columns-repeated="1010"/>
        </table:table-row>
        <table:table-row table:style-name="ro1">
          <table:table-cell table:style-name="ce34" office:value-type="string" calcext:value-type="string">
            <text:p>Rebalance Weapons</text:p>
          </table:table-cell>
          <table:table-cell table:number-columns-repeated="10"/>
          <table:table-cell table:style-name="Default" table:number-columns-repeated="3"/>
          <table:table-cell table:style-name="ce46" table:number-columns-repeated="1010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ce36" office:value-type="string" calcext:value-type="string">
            <text:p>Bullets/shot</text:p>
          </table:table-cell>
          <table:table-cell table:style-name="ce36" office:value-type="string" calcext:value-type="string">
            <text:p>dmg/bullet</text:p>
          </table:table-cell>
          <table:table-cell table:style-name="ce36" office:value-type="string" calcext:value-type="string">
            <text:p>random mult.</text:p>
          </table:table-cell>
          <table:table-cell table:style-name="ce46" office:value-type="string" calcext:value-type="string">
            <text:p>Special</text:p>
          </table:table-cell>
          <table:table-cell table:style-name="ce46" table:number-columns-repeated="1009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24]/60)" office:value-type="float" office:value="61.25" calcext:value-type="float">
            <text:p>61.25</text:p>
          </table:table-cell>
          <table:table-cell table:style-name="ce41" table:formula="of:=SUM([.F24]/60)" office:value-type="float" office:value="122.5" calcext:value-type="float">
            <text:p>122.5</text:p>
          </table:table-cell>
          <table:table-cell table:style-name="ce41" table:formula="of:=SUM([.G24]/60)" office:value-type="float" office:value="183.75" calcext:value-type="float">
            <text:p>183.75</text:p>
          </table:table-cell>
          <table:table-cell table:style-name="ce45" table:formula="of:=SUM([.H24]*[.J24])" office:value-type="float" office:value="3675" calcext:value-type="float">
            <text:p>3675</text:p>
          </table:table-cell>
          <table:table-cell table:style-name="ce45" table:formula="of:=SUM(([.E24]+[.G24])/2)" office:value-type="float" office:value="7350" calcext:value-type="float">
            <text:p>7350</text:p>
          </table:table-cell>
          <table:table-cell table:style-name="ce45" table:formula="of:=SUM([.H24]*[.K24])" office:value-type="float" office:value="11025" calcext:value-type="float">
            <text:p>11025</text:p>
          </table:table-cell>
          <table:table-cell table:style-name="ce45" table:formula="of:=SUM([.N3]/[.I24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table:formula="of:=[.L24]*[.M24]" office:value-type="float" office:value="7" calcext:value-type="float">
            <text:p>7</text:p>
          </table:table-cell>
          <table:table-cell table:style-name="ce37" table:formula="of:=[.J24]*[.N24]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25]/60)" office:value-type="float" office:value="175" calcext:value-type="float">
            <text:p>175</text:p>
          </table:table-cell>
          <table:table-cell table:style-name="ce42" table:formula="of:=SUM([.F25]/60)" office:value-type="float" office:value="350" calcext:value-type="float">
            <text:p>350</text:p>
          </table:table-cell>
          <table:table-cell table:style-name="ce42" table:formula="of:=SUM([.G25]/60)" office:value-type="float" office:value="525" calcext:value-type="float">
            <text:p>525</text:p>
          </table:table-cell>
          <table:table-cell table:style-name="ce46" table:formula="of:=SUM([.H25]*[.J25])" office:value-type="float" office:value="10500" calcext:value-type="float">
            <text:p>10500</text:p>
          </table:table-cell>
          <table:table-cell table:style-name="ce46" table:formula="of:=SUM(([.E25]+[.G25])/2)" office:value-type="float" office:value="21000" calcext:value-type="float">
            <text:p>21000</text:p>
          </table:table-cell>
          <table:table-cell table:style-name="ce46" table:formula="of:=SUM([.H25]*[.K25])" office:value-type="float" office:value="31500" calcext:value-type="float">
            <text:p>31500</text:p>
          </table:table-cell>
          <table:table-cell table:style-name="ce46" table:formula="of:=SUM([.N3]/[.I25])" office:value-type="float" office:value="131.25" calcext:value-type="float">
            <text:p>131.25</text:p>
          </table:table-cell>
          <table:table-cell office:value-type="float" office:value="16" calcext:value-type="float">
            <text:p>16</text:p>
          </table:table-cell>
          <table:table-cell table:style-name="ce16" table:formula="of:=[.L25]*[.M25]" office:value-type="float" office:value="80" calcext:value-type="float">
            <text:p>80</text:p>
          </table:table-cell>
          <table:table-cell table:style-name="ce16" table:formula="of:=[.J25]*[.N25]" office:value-type="float" office:value="240" calcext:value-type="float">
            <text:p>2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26]/60)" office:value-type="float" office:value="32.8125" calcext:value-type="float">
            <text:p>32.8125</text:p>
          </table:table-cell>
          <table:table-cell table:style-name="ce41" table:formula="of:=SUM([.F26]/60)" office:value-type="float" office:value="49.21875" calcext:value-type="float">
            <text:p>49.21875</text:p>
          </table:table-cell>
          <table:table-cell table:style-name="ce41" table:formula="of:=SUM([.G26]/60)" office:value-type="float" office:value="65.625" calcext:value-type="float">
            <text:p>65.625</text:p>
          </table:table-cell>
          <table:table-cell table:style-name="ce45" table:formula="of:=SUM([.H26]*[.J26])" office:value-type="float" office:value="1968.75" calcext:value-type="float">
            <text:p>1968.75</text:p>
          </table:table-cell>
          <table:table-cell table:style-name="ce45" table:formula="of:=SUM(([.E26]+[.G26])/2)" office:value-type="float" office:value="2953.125" calcext:value-type="float">
            <text:p>2953.125</text:p>
          </table:table-cell>
          <table:table-cell table:style-name="ce45" table:formula="of:=SUM([.H26]*[.K26])" office:value-type="float" office:value="3937.5" calcext:value-type="float">
            <text:p>3937.5</text:p>
          </table:table-cell>
          <table:table-cell table:style-name="ce45" table:formula="of:=SUM([.N3]/[.I26])" office:value-type="float" office:value="131.25" calcext:value-type="float">
            <text:p>131.25</text:p>
          </table:table-cell>
          <table:table-cell table:style-name="ce45" office:value-type="float" office:value="16" calcext:value-type="float">
            <text:p>16</text:p>
          </table:table-cell>
          <table:table-cell table:style-name="ce37" table:formula="of:=[.L26]*[.M26]" office:value-type="float" office:value="15" calcext:value-type="float">
            <text:p>15</text:p>
          </table:table-cell>
          <table:table-cell table:style-name="ce37" table:formula="of:=[.J26]*[.N26]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27]/60)" office:value-type="float" office:value="20.4166666666667" calcext:value-type="float">
            <text:p>20.4166666666667</text:p>
          </table:table-cell>
          <table:table-cell table:style-name="ce42" table:formula="of:=SUM([.F27]/60)" office:value-type="float" office:value="40.8333333333333" calcext:value-type="float">
            <text:p>40.8333333333333</text:p>
          </table:table-cell>
          <table:table-cell table:style-name="ce42" table:formula="of:=SUM([.G27]/60)" office:value-type="float" office:value="61.25" calcext:value-type="float">
            <text:p>61.25</text:p>
          </table:table-cell>
          <table:table-cell table:style-name="ce46" table:formula="of:=SUM([.H27]*[.J27])" office:value-type="float" office:value="1225" calcext:value-type="float">
            <text:p>1225</text:p>
          </table:table-cell>
          <table:table-cell table:style-name="ce46" table:formula="of:=SUM(([.E27]+[.G27])/2)" office:value-type="float" office:value="2450" calcext:value-type="float">
            <text:p>2450</text:p>
          </table:table-cell>
          <table:table-cell table:style-name="ce46" table:formula="of:=SUM([.H27]*[.K27])" office:value-type="float" office:value="3675" calcext:value-type="float">
            <text:p>3675</text:p>
          </table:table-cell>
          <table:table-cell table:style-name="ce46" table:formula="of:=SUM([.N3]/[.I27])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style-name="ce16" table:formula="of:=[.L27]*[.M27]" office:value-type="float" office:value="7" calcext:value-type="float">
            <text:p>7</text:p>
          </table:table-cell>
          <table:table-cell table:style-name="ce16" table:formula="of:=[.J27]*[.N27]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28]/60)" office:value-type="float" office:value="61.4634146341464" calcext:value-type="float">
            <text:p>61.4634146341464</text:p>
          </table:table-cell>
          <table:table-cell table:style-name="ce41" table:formula="of:=SUM([.F28]/60)" office:value-type="float" office:value="122.926829268293" calcext:value-type="float">
            <text:p>122.926829268293</text:p>
          </table:table-cell>
          <table:table-cell table:style-name="ce41" table:formula="of:=SUM([.G28]/60)" office:value-type="float" office:value="184.390243902439" calcext:value-type="float">
            <text:p>184.390243902439</text:p>
          </table:table-cell>
          <table:table-cell table:style-name="ce45" table:formula="of:=SUM([.H28]*[.J28])" office:value-type="float" office:value="3687.80487804878" calcext:value-type="float">
            <text:p>3687.80487804878</text:p>
          </table:table-cell>
          <table:table-cell table:style-name="ce45" table:formula="of:=SUM(([.E28]+[.G28])/2)" office:value-type="float" office:value="7375.60975609757" calcext:value-type="float">
            <text:p>7375.60975609757</text:p>
          </table:table-cell>
          <table:table-cell table:style-name="ce45" table:formula="of:=SUM([.H28]*[.K28])" office:value-type="float" office:value="11063.4146341464" calcext:value-type="float">
            <text:p>11063.4146341464</text:p>
          </table:table-cell>
          <table:table-cell table:style-name="ce45" table:formula="of:=SUM([.N3]/[.I28])" office:value-type="float" office:value="51.219512195122" calcext:value-type="float">
            <text:p>51.219512195122</text:p>
          </table:table-cell>
          <table:table-cell table:style-name="ce45" office:value-type="float" office:value="41" calcext:value-type="float">
            <text:p>41</text:p>
          </table:table-cell>
          <table:table-cell table:style-name="ce37" table:formula="of:=[.L28]*[.M28]" office:value-type="float" office:value="72" calcext:value-type="float">
            <text:p>72</text:p>
          </table:table-cell>
          <table:table-cell table:style-name="ce37" table:formula="of:=[.J28]*[.N28]" office:value-type="float" office:value="216" calcext:value-type="float">
            <text:p>21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29]/60)" office:value-type="float" office:value="52.5" calcext:value-type="float">
            <text:p>52.5</text:p>
          </table:table-cell>
          <table:table-cell table:style-name="ce42" table:formula="of:=SUM([.F29]/60)" office:value-type="float" office:value="105" calcext:value-type="float">
            <text:p>105</text:p>
          </table:table-cell>
          <table:table-cell table:style-name="ce42" table:formula="of:=SUM([.G29]/60)" office:value-type="float" office:value="157.5" calcext:value-type="float">
            <text:p>157.5</text:p>
          </table:table-cell>
          <table:table-cell table:style-name="ce46" table:formula="of:=SUM([.H29]*[.J29])" office:value-type="float" office:value="3150" calcext:value-type="float">
            <text:p>3150</text:p>
          </table:table-cell>
          <table:table-cell table:style-name="ce46" table:formula="of:=SUM(([.E29]+[.G29])/2)" office:value-type="float" office:value="6300" calcext:value-type="float">
            <text:p>6300</text:p>
          </table:table-cell>
          <table:table-cell table:style-name="ce46" table:formula="of:=SUM([.H29]*[.K29])" office:value-type="float" office:value="9450" calcext:value-type="float">
            <text:p>9450</text:p>
          </table:table-cell>
          <table:table-cell table:style-name="ce46" table:formula="of:=SUM([.N3]/[.I29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16" table:formula="of:=[.L29]*[.M29]" office:value-type="float" office:value="6" calcext:value-type="float">
            <text:p>6</text:p>
          </table:table-cell>
          <table:table-cell table:style-name="ce16" table:formula="of:=[.J29]*[.N29]" office:value-type="float" office:value="18" calcext:value-type="float">
            <text:p>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30]/60)" office:value-type="float" office:value="113.076923076923" calcext:value-type="float">
            <text:p>113.076923076923</text:p>
          </table:table-cell>
          <table:table-cell table:style-name="ce41" table:formula="of:=SUM([.F30]/60)" office:value-type="float" office:value="226.153846153846" calcext:value-type="float">
            <text:p>226.153846153846</text:p>
          </table:table-cell>
          <table:table-cell table:style-name="ce41" table:formula="of:=SUM([.G30]/60)" office:value-type="float" office:value="339.230769230769" calcext:value-type="float">
            <text:p>339.230769230769</text:p>
          </table:table-cell>
          <table:table-cell table:style-name="ce45" table:formula="of:=SUM([.H30]*[.J30])" office:value-type="float" office:value="6784.61538461539" calcext:value-type="float">
            <text:p>6784.61538461539</text:p>
          </table:table-cell>
          <table:table-cell table:style-name="ce45" table:formula="of:=SUM(([.E30]+[.G30])/2)" office:value-type="float" office:value="13569.2307692308" calcext:value-type="float">
            <text:p>13569.2307692308</text:p>
          </table:table-cell>
          <table:table-cell table:style-name="ce45" table:formula="of:=SUM([.H30]*[.K30])" office:value-type="float" office:value="20353.8461538462" calcext:value-type="float">
            <text:p>20353.8461538462</text:p>
          </table:table-cell>
          <table:table-cell table:style-name="ce45" table:formula="of:=SUM([.N3]/[.I30])" office:value-type="float" office:value="40.3846153846154" calcext:value-type="float">
            <text:p>40.3846153846154</text:p>
          </table:table-cell>
          <table:table-cell table:style-name="ce45" office:value-type="float" office:value="52" calcext:value-type="float">
            <text:p>52</text:p>
          </table:table-cell>
          <table:table-cell table:style-name="ce37" table:formula="of:=[.L30]*[.M30]" office:value-type="float" office:value="168" calcext:value-type="float">
            <text:p>168</text:p>
          </table:table-cell>
          <table:table-cell table:style-name="ce37" table:formula="of:=[.J30]*[.N30]" office:value-type="float" office:value="504" calcext:value-type="float">
            <text:p>50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number-columns-repeated="13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31]/60)" office:value-type="float" office:value="224" calcext:value-type="float">
            <text:p>224</text:p>
          </table:table-cell>
          <table:table-cell table:style-name="ce42" table:formula="of:=SUM([.F31]/60)" office:value-type="float" office:value="448" calcext:value-type="float">
            <text:p>448</text:p>
          </table:table-cell>
          <table:table-cell table:style-name="ce42" table:formula="of:=SUM([.G31]/60)" office:value-type="float" office:value="672" calcext:value-type="float">
            <text:p>672</text:p>
          </table:table-cell>
          <table:table-cell table:style-name="ce46" table:formula="of:=SUM([.H31]*[.J31])" office:value-type="float" office:value="13440" calcext:value-type="float">
            <text:p>13440</text:p>
          </table:table-cell>
          <table:table-cell table:style-name="ce46" table:formula="of:=SUM(([.E31]+[.G31])/2)" office:value-type="float" office:value="26880" calcext:value-type="float">
            <text:p>26880</text:p>
          </table:table-cell>
          <table:table-cell table:style-name="ce46" table:formula="of:=SUM([.H31]*[.K31])" office:value-type="float" office:value="40320" calcext:value-type="float">
            <text:p>40320</text:p>
          </table:table-cell>
          <table:table-cell table:style-name="ce46" table:formula="of:=SUM([.N3]/[.I31])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style-name="ce16" table:formula="of:=SUM([.M31]+[.O31])" office:value-type="float" office:value="160" calcext:value-type="float">
            <text:p>160</text:p>
          </table:table-cell>
          <table:table-cell table:style-name="ce16" table:formula="of:=[.J31]*[.N31]" office:value-type="float" office:value="480" calcext:value-type="float">
            <text:p>480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32]/60)" office:value-type="float" office:value="198.333333333333" calcext:value-type="float">
            <text:p>198.333333333333</text:p>
          </table:table-cell>
          <table:table-cell table:style-name="ce41" table:formula="of:=SUM([.F32]/60)" office:value-type="float" office:value="396.666666666667" calcext:value-type="float">
            <text:p>396.666666666667</text:p>
          </table:table-cell>
          <table:table-cell table:style-name="ce41" table:formula="of:=SUM([.G32]/60)" office:value-type="float" office:value="595" calcext:value-type="float">
            <text:p>595</text:p>
          </table:table-cell>
          <table:table-cell table:style-name="ce45" table:formula="of:=SUM([.H32]*[.J32])" office:value-type="float" office:value="11900" calcext:value-type="float">
            <text:p>11900</text:p>
          </table:table-cell>
          <table:table-cell table:style-name="ce45" table:formula="of:=SUM(([.E32]+[.G32])/2)" office:value-type="float" office:value="23800" calcext:value-type="float">
            <text:p>23800</text:p>
          </table:table-cell>
          <table:table-cell table:style-name="ce45" table:formula="of:=SUM([.H32]*[.K32])" office:value-type="float" office:value="35700" calcext:value-type="float">
            <text:p>35700</text:p>
          </table:table-cell>
          <table:table-cell table:style-name="ce45" table:formula="of:=SUM([.N3]/[.I32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table:formula="of:=[.L32]*[.M32]" office:value-type="float" office:value="17" calcext:value-type="float">
            <text:p>17</text:p>
          </table:table-cell>
          <table:table-cell table:style-name="ce37" table:formula="of:=[.J32]*[.N32]" office:value-type="float" office:value="51" calcext:value-type="float">
            <text:p>5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number-columns-repeated="3"/>
          <table:table-cell table:style-name="ce46" table:number-columns-repeated="4"/>
          <table:table-cell table:style-name="ce38" table:number-columns-repeated="2"/>
          <table:table-cell table:style-name="ce16"/>
          <table:table-cell table:style-name="ce17" table:number-columns-repeated="2"/>
          <table:table-cell table:style-name="ce42"/>
          <table:table-cell table:style-name="Default" table:number-columns-repeated="13"/>
          <table:table-cell table:number-columns-repeated="997"/>
        </table:table-row>
        <table:table-row table:style-name="ro1" table:number-rows-repeated="4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7" office:value-type="string" calcext:value-type="string">
            <text:p>Maximum # of Shots to Kill</text:p>
          </table:table-cell>
          <table:table-cell table:style-name="ce38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Enemy</text:p>
          </table:table-cell>
          <table:table-cell table:style-name="ce8" office:value-type="string" calcext:value-type="string">
            <text:p>CSAW</text:p>
          </table:table-cell>
          <table:table-cell table:style-name="ce8" office:value-type="string" calcext:value-type="string">
            <text:p>BFST</text:p>
          </table:table-cell>
          <table:table-cell table:style-name="ce8" office:value-type="string" calcext:value-type="string">
            <text:p>FIST</text:p>
          </table:table-cell>
          <table:table-cell table:style-name="ce8" office:value-type="string" calcext:value-type="string">
            <text:p>PIST</text:p>
          </table:table-cell>
          <table:table-cell table:style-name="ce8" office:value-type="string" calcext:value-type="string">
            <text:p>SHOTG</text:p>
          </table:table-cell>
          <table:table-cell table:style-name="ce8" office:value-type="string" calcext:value-type="string">
            <text:p>CHAIN</text:p>
          </table:table-cell>
          <table:table-cell table:style-name="ce8" office:value-type="string" calcext:value-type="string">
            <text:p>SSG</text:p>
          </table:table-cell>
          <table:table-cell table:style-name="ce8" office:value-type="string" calcext:value-type="string">
            <text:p>RKT Direct</text:p>
          </table:table-cell>
          <table:table-cell table:style-name="ce8" office:value-type="string" calcext:value-type="string">
            <text:p>PLAS</text:p>
          </table:table-cell>
          <table:table-cell table:style-name="Default"/>
          <table:table-cell table:style-name="ce46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Zombieman</text:p>
          </table:table-cell>
          <table:table-cell table:style-name="ce46" table:formula="of:=CEILING([.P60]/[.J24])" office:value-type="float" office:value="3" calcext:value-type="float">
            <text:p>3</text:p>
          </table:table-cell>
          <table:table-cell table:style-name="ce46" table:formula="of:=CEILING([.P60]/[.J25])" office:value-type="float" office:value="1" calcext:value-type="float">
            <text:p>1</text:p>
          </table:table-cell>
          <table:table-cell table:style-name="ce46" table:formula="of:=CEILING([.P60]/[.J26])" office:value-type="float" office:value="2" calcext:value-type="float">
            <text:p>2</text:p>
          </table:table-cell>
          <table:table-cell table:style-name="ce46" table:formula="of:=CEILING([.P60]/[.J27])" office:value-type="float" office:value="3" calcext:value-type="float">
            <text:p>3</text:p>
          </table:table-cell>
          <table:table-cell table:style-name="ce46" table:formula="of:=CEILING([.P60]/[.J28])" office:value-type="float" office:value="1" calcext:value-type="float">
            <text:p>1</text:p>
          </table:table-cell>
          <table:table-cell table:style-name="ce46" table:formula="of:=CEILING([.P60]/[.J29])" office:value-type="float" office:value="4" calcext:value-type="float">
            <text:p>4</text:p>
          </table:table-cell>
          <table:table-cell table:style-name="ce46" table:formula="of:=CEILING([.P60]/[.J30])" office:value-type="float" office:value="1" calcext:value-type="float">
            <text:p>1</text:p>
          </table:table-cell>
          <table:table-cell table:style-name="ce46" table:formula="of:=CEILING([.P60]/[.J31])" office:value-type="float" office:value="1" calcext:value-type="float">
            <text:p>1</text:p>
          </table:table-cell>
          <table:table-cell table:style-name="ce46" table:formula="of:=CEILING([.P60]/[.J32])" office:value-type="float" office:value="2" calcext:value-type="float">
            <text:p>2</text:p>
          </table:table-cell>
          <table:table-cell table:style-name="ce46"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Sergeant</text:p>
          </table:table-cell>
          <table:table-cell table:style-name="ce46" table:formula="of:=CEILING([.P61]/[.J24])" office:value-type="float" office:value="5" calcext:value-type="float">
            <text:p>5</text:p>
          </table:table-cell>
          <table:table-cell table:style-name="ce46" table:formula="of:=CEILING([.P61]/[.J25])" office:value-type="float" office:value="1" calcext:value-type="float">
            <text:p>1</text:p>
          </table:table-cell>
          <table:table-cell table:style-name="ce46" table:formula="of:=CEILING([.P61]/[.J26])" office:value-type="float" office:value="2" calcext:value-type="float">
            <text:p>2</text:p>
          </table:table-cell>
          <table:table-cell table:style-name="ce46" table:formula="of:=CEILING([.P61]/[.J27])" office:value-type="float" office:value="5" calcext:value-type="float">
            <text:p>5</text:p>
          </table:table-cell>
          <table:table-cell table:style-name="ce46" table:formula="of:=CEILING([.P61]/[.J28])" office:value-type="float" office:value="1" calcext:value-type="float">
            <text:p>1</text:p>
          </table:table-cell>
          <table:table-cell table:style-name="ce46" table:formula="of:=CEILING([.P61]/[.J29])" office:value-type="float" office:value="5" calcext:value-type="float">
            <text:p>5</text:p>
          </table:table-cell>
          <table:table-cell table:style-name="ce46" table:formula="of:=CEILING([.P61]/[.J30])" office:value-type="float" office:value="1" calcext:value-type="float">
            <text:p>1</text:p>
          </table:table-cell>
          <table:table-cell table:style-name="ce46" table:number-columns-repeated="4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WolfSS</text:p>
          </table:table-cell>
          <table:table-cell table:style-name="ce46" table:formula="of:=CEILING([.P62]/[.J24])" office:value-type="float" office:value="8" calcext:value-type="float">
            <text:p>8</text:p>
          </table:table-cell>
          <table:table-cell table:style-name="ce46" table:formula="of:=CEILING([.P62]/[.J25])" office:value-type="float" office:value="1" calcext:value-type="float">
            <text:p>1</text:p>
          </table:table-cell>
          <table:table-cell table:style-name="ce46" table:formula="of:=CEILING([.P62]/[.J26])" office:value-type="float" office:value="4" calcext:value-type="float">
            <text:p>4</text:p>
          </table:table-cell>
          <table:table-cell table:style-name="ce46" table:formula="of:=CEILING([.P62]/[.J27])" office:value-type="float" office:value="8" calcext:value-type="float">
            <text:p>8</text:p>
          </table:table-cell>
          <table:table-cell table:style-name="ce46" table:formula="of:=CEILING([.P62]/[.J28])" office:value-type="float" office:value="1" calcext:value-type="float">
            <text:p>1</text:p>
          </table:table-cell>
          <table:table-cell table:style-name="ce46" table:formula="of:=CEILING([.P62]/[.J29])" office:value-type="float" office:value="9" calcext:value-type="float">
            <text:p>9</text:p>
          </table:table-cell>
          <table:table-cell table:style-name="ce46" table:formula="of:=CEILING([.P62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Imp</text:p>
          </table:table-cell>
          <table:table-cell table:style-name="ce46" table:formula="of:=CEILING([.P63]/[.J24])" office:value-type="float" office:value="9" calcext:value-type="float">
            <text:p>9</text:p>
          </table:table-cell>
          <table:table-cell table:style-name="ce46" table:formula="of:=CEILING([.P63]/[.J25])" office:value-type="float" office:value="1" calcext:value-type="float">
            <text:p>1</text:p>
          </table:table-cell>
          <table:table-cell table:style-name="ce46" table:formula="of:=CEILING([.P63]/[.J26])" office:value-type="float" office:value="4" calcext:value-type="float">
            <text:p>4</text:p>
          </table:table-cell>
          <table:table-cell table:style-name="ce46" table:formula="of:=CEILING([.P63]/[.J27])" office:value-type="float" office:value="9" calcext:value-type="float">
            <text:p>9</text:p>
          </table:table-cell>
          <table:table-cell table:style-name="ce46" table:formula="of:=CEILING([.P63]/[.J28])" office:value-type="float" office:value="1" calcext:value-type="float">
            <text:p>1</text:p>
          </table:table-cell>
          <table:table-cell table:style-name="ce46" table:formula="of:=CEILING([.P63]/[.J29])" office:value-type="float" office:value="10" calcext:value-type="float">
            <text:p>10</text:p>
          </table:table-cell>
          <table:table-cell table:style-name="ce46" table:formula="of:=CEILING([.P63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Lost Soul</text:p>
          </table:table-cell>
          <table:table-cell table:style-name="ce46" table:formula="of:=CEILING([.P64]/[.J24])" office:value-type="float" office:value="15" calcext:value-type="float">
            <text:p>15</text:p>
          </table:table-cell>
          <table:table-cell table:style-name="ce46" table:formula="of:=CEILING([.P64]/[.J25])" office:value-type="float" office:value="2" calcext:value-type="float">
            <text:p>2</text:p>
          </table:table-cell>
          <table:table-cell table:style-name="ce46" table:formula="of:=CEILING([.P64]/[.J26])" office:value-type="float" office:value="7" calcext:value-type="float">
            <text:p>7</text:p>
          </table:table-cell>
          <table:table-cell table:style-name="ce46" table:formula="of:=CEILING([.P64]/[.J27])" office:value-type="float" office:value="15" calcext:value-type="float">
            <text:p>15</text:p>
          </table:table-cell>
          <table:table-cell table:style-name="ce46" table:formula="of:=CEILING([.P64]/[.J28])" office:value-type="float" office:value="2" calcext:value-type="float">
            <text:p>2</text:p>
          </table:table-cell>
          <table:table-cell table:style-name="ce46" table:formula="of:=CEILING([.P64]/[.J29])" office:value-type="float" office:value="17" calcext:value-type="float">
            <text:p>17</text:p>
          </table:table-cell>
          <table:table-cell table:style-name="ce46" table:formula="of:=CEILING([.P64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Demon</text:p>
          </table:table-cell>
          <table:table-cell table:style-name="ce46" table:formula="of:=CEILING([.P65]/[.J24])" office:value-type="float" office:value="22" calcext:value-type="float">
            <text:p>22</text:p>
          </table:table-cell>
          <table:table-cell table:style-name="ce46" table:formula="of:=CEILING([.P65]/[.J25])" office:value-type="float" office:value="2" calcext:value-type="float">
            <text:p>2</text:p>
          </table:table-cell>
          <table:table-cell table:style-name="ce46" table:formula="of:=CEILING([.P65]/[.J26])" office:value-type="float" office:value="10" calcext:value-type="float">
            <text:p>10</text:p>
          </table:table-cell>
          <table:table-cell table:style-name="ce46" table:formula="of:=CEILING([.P65]/[.J27])" office:value-type="float" office:value="22" calcext:value-type="float">
            <text:p>22</text:p>
          </table:table-cell>
          <table:table-cell table:style-name="ce46" table:formula="of:=CEILING([.P65]/[.J28])" office:value-type="float" office:value="3" calcext:value-type="float">
            <text:p>3</text:p>
          </table:table-cell>
          <table:table-cell table:style-name="ce46" table:formula="of:=CEILING([.P65]/[.J29])" office:value-type="float" office:value="25" calcext:value-type="float">
            <text:p>25</text:p>
          </table:table-cell>
          <table:table-cell table:style-name="ce46" table:formula="of:=CEILING([.P65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Revenant</text:p>
          </table:table-cell>
          <table:table-cell table:style-name="ce46" table:formula="of:=CEILING([.P66]/[.J24])" office:value-type="float" office:value="43" calcext:value-type="float">
            <text:p>43</text:p>
          </table:table-cell>
          <table:table-cell table:style-name="ce46" table:formula="of:=CEILING([.P66]/[.J25])" office:value-type="float" office:value="4" calcext:value-type="float">
            <text:p>4</text:p>
          </table:table-cell>
          <table:table-cell table:style-name="ce46" table:formula="of:=CEILING([.P66]/[.J26])" office:value-type="float" office:value="20" calcext:value-type="float">
            <text:p>20</text:p>
          </table:table-cell>
          <table:table-cell table:style-name="ce46" table:formula="of:=CEILING([.P66]/[.J27])" office:value-type="float" office:value="43" calcext:value-type="float">
            <text:p>43</text:p>
          </table:table-cell>
          <table:table-cell table:style-name="ce46" table:formula="of:=CEILING([.P66]/[.J28])" office:value-type="float" office:value="5" calcext:value-type="float">
            <text:p>5</text:p>
          </table:table-cell>
          <table:table-cell table:style-name="ce46" table:formula="of:=CEILING([.P66]/[.J29])" office:value-type="float" office:value="50" calcext:value-type="float">
            <text:p>50</text:p>
          </table:table-cell>
          <table:table-cell table:style-name="ce46" table:formula="of:=CEILING([.P66]/[.J30])" office:value-type="float" office:value="2" calcext:value-type="float">
            <text:p>2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Cacodemon</text:p>
          </table:table-cell>
          <table:table-cell table:style-name="ce46" table:formula="of:=CEILING([.P67]/[.J24])" office:value-type="float" office:value="58" calcext:value-type="float">
            <text:p>58</text:p>
          </table:table-cell>
          <table:table-cell table:style-name="ce46" table:formula="of:=CEILING([.P67]/[.J25])" office:value-type="float" office:value="5" calcext:value-type="float">
            <text:p>5</text:p>
          </table:table-cell>
          <table:table-cell table:style-name="ce46" table:formula="of:=CEILING([.P67]/[.J26])" office:value-type="float" office:value="27" calcext:value-type="float">
            <text:p>27</text:p>
          </table:table-cell>
          <table:table-cell table:style-name="ce46" table:formula="of:=CEILING([.P67]/[.J27])" office:value-type="float" office:value="58" calcext:value-type="float">
            <text:p>58</text:p>
          </table:table-cell>
          <table:table-cell table:style-name="ce46" table:formula="of:=CEILING([.P67]/[.J28])" office:value-type="float" office:value="6" calcext:value-type="float">
            <text:p>6</text:p>
          </table:table-cell>
          <table:table-cell table:style-name="ce46" table:formula="of:=CEILING([.P67]/[.J29])" office:value-type="float" office:value="67" calcext:value-type="float">
            <text:p>67</text:p>
          </table:table-cell>
          <table:table-cell table:style-name="ce46" table:formula="of:=CEILING([.P67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Hell Knight</text:p>
          </table:table-cell>
          <table:table-cell table:style-name="ce46" table:formula="of:=CEILING([.P68]/[.J24])" office:value-type="float" office:value="72" calcext:value-type="float">
            <text:p>72</text:p>
          </table:table-cell>
          <table:table-cell table:style-name="ce46" table:formula="of:=CEILING([.P68]/[.J25])" office:value-type="float" office:value="7" calcext:value-type="float">
            <text:p>7</text:p>
          </table:table-cell>
          <table:table-cell table:style-name="ce46" table:formula="of:=CEILING([.P68]/[.J26])" office:value-type="float" office:value="34" calcext:value-type="float">
            <text:p>34</text:p>
          </table:table-cell>
          <table:table-cell table:style-name="ce46" table:formula="of:=CEILING([.P68]/[.J27])" office:value-type="float" office:value="72" calcext:value-type="float">
            <text:p>72</text:p>
          </table:table-cell>
          <table:table-cell table:style-name="ce46" table:formula="of:=CEILING([.P68]/[.J28])" office:value-type="float" office:value="7" calcext:value-type="float">
            <text:p>7</text:p>
          </table:table-cell>
          <table:table-cell table:style-name="ce46" table:formula="of:=CEILING([.P68]/[.J29])" office:value-type="float" office:value="84" calcext:value-type="float">
            <text:p>84</text:p>
          </table:table-cell>
          <table:table-cell table:style-name="ce46" table:formula="of:=CEILING([.P68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Arachnotron</text:p>
          </table:table-cell>
          <table:table-cell table:style-name="ce46" table:formula="of:=CEILING([.P69]/[.J24])" office:value-type="float" office:value="72" calcext:value-type="float">
            <text:p>72</text:p>
          </table:table-cell>
          <table:table-cell table:style-name="ce46" table:formula="of:=CEILING([.P69]/[.J25])" office:value-type="float" office:value="7" calcext:value-type="float">
            <text:p>7</text:p>
          </table:table-cell>
          <table:table-cell table:style-name="ce46" table:formula="of:=CEILING([.P69]/[.J26])" office:value-type="float" office:value="34" calcext:value-type="float">
            <text:p>34</text:p>
          </table:table-cell>
          <table:table-cell table:style-name="ce46" table:formula="of:=CEILING([.P69]/[.J27])" office:value-type="float" office:value="72" calcext:value-type="float">
            <text:p>72</text:p>
          </table:table-cell>
          <table:table-cell table:style-name="ce46" table:formula="of:=CEILING([.P69]/[.J28])" office:value-type="float" office:value="7" calcext:value-type="float">
            <text:p>7</text:p>
          </table:table-cell>
          <table:table-cell table:style-name="ce46" table:formula="of:=CEILING([.P69]/[.J29])" office:value-type="float" office:value="84" calcext:value-type="float">
            <text:p>84</text:p>
          </table:table-cell>
          <table:table-cell table:style-name="ce46" table:formula="of:=CEILING([.P69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Mancubus</text:p>
          </table:table-cell>
          <table:table-cell table:style-name="ce46" table:formula="of:=CEILING([.P70]/[.J24])" office:value-type="float" office:value="86" calcext:value-type="float">
            <text:p>86</text:p>
          </table:table-cell>
          <table:table-cell table:style-name="ce46" table:formula="of:=CEILING([.P70]/[.J25])" office:value-type="float" office:value="8" calcext:value-type="float">
            <text:p>8</text:p>
          </table:table-cell>
          <table:table-cell table:style-name="ce46" table:formula="of:=CEILING([.P70]/[.J26])" office:value-type="float" office:value="40" calcext:value-type="float">
            <text:p>40</text:p>
          </table:table-cell>
          <table:table-cell table:style-name="ce46" table:formula="of:=CEILING([.P70]/[.J27])" office:value-type="float" office:value="86" calcext:value-type="float">
            <text:p>86</text:p>
          </table:table-cell>
          <table:table-cell table:style-name="ce46" table:formula="of:=CEILING([.P70]/[.J28])" office:value-type="float" office:value="9" calcext:value-type="float">
            <text:p>9</text:p>
          </table:table-cell>
          <table:table-cell table:style-name="ce46" table:formula="of:=CEILING([.P70]/[.J29])" office:value-type="float" office:value="100" calcext:value-type="float">
            <text:p>100</text:p>
          </table:table-cell>
          <table:table-cell table:style-name="ce46" table:formula="of:=CEILING([.P70]/[.J30])" office:value-type="float" office:value="4" calcext:value-type="float">
            <text:p>4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Arch-Vile</text:p>
          </table:table-cell>
          <table:table-cell table:style-name="ce46" table:formula="of:=CEILING([.P71]/[.J24])" office:value-type="float" office:value="100" calcext:value-type="float">
            <text:p>100</text:p>
          </table:table-cell>
          <table:table-cell table:style-name="ce46" table:formula="of:=CEILING([.P71]/[.J25])" office:value-type="float" office:value="9" calcext:value-type="float">
            <text:p>9</text:p>
          </table:table-cell>
          <table:table-cell table:style-name="ce46" table:formula="of:=CEILING([.P71]/[.J26])" office:value-type="float" office:value="47" calcext:value-type="float">
            <text:p>47</text:p>
          </table:table-cell>
          <table:table-cell table:style-name="ce46" table:formula="of:=CEILING([.P71]/[.J27])" office:value-type="float" office:value="100" calcext:value-type="float">
            <text:p>100</text:p>
          </table:table-cell>
          <table:table-cell table:style-name="ce46" table:formula="of:=CEILING([.P71]/[.J28])" office:value-type="float" office:value="10" calcext:value-type="float">
            <text:p>10</text:p>
          </table:table-cell>
          <table:table-cell table:style-name="ce46" table:formula="of:=CEILING([.P71]/[.J29])" office:value-type="float" office:value="117" calcext:value-type="float">
            <text:p>117</text:p>
          </table:table-cell>
          <table:table-cell table:style-name="ce46" table:formula="of:=CEILING([.P71]/[.J30])" office:value-type="float" office:value="5" calcext:value-type="float">
            <text:p>5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Baron</text:p>
          </table:table-cell>
          <table:table-cell table:style-name="ce46" table:formula="of:=CEILING([.P72]/[.J24])" office:value-type="float" office:value="143" calcext:value-type="float">
            <text:p>143</text:p>
          </table:table-cell>
          <table:table-cell table:style-name="ce46" table:formula="of:=CEILING([.P72]/[.J25])" office:value-type="float" office:value="13" calcext:value-type="float">
            <text:p>13</text:p>
          </table:table-cell>
          <table:table-cell table:style-name="ce46" table:formula="of:=CEILING([.P72]/[.J26])" office:value-type="float" office:value="67" calcext:value-type="float">
            <text:p>67</text:p>
          </table:table-cell>
          <table:table-cell table:style-name="ce46" table:formula="of:=CEILING([.P72]/[.J27])" office:value-type="float" office:value="143" calcext:value-type="float">
            <text:p>143</text:p>
          </table:table-cell>
          <table:table-cell table:style-name="ce46" table:formula="of:=CEILING([.P72]/[.J28])" office:value-type="float" office:value="14" calcext:value-type="float">
            <text:p>14</text:p>
          </table:table-cell>
          <table:table-cell table:style-name="ce46" table:formula="of:=CEILING([.P72]/[.J29])" office:value-type="float" office:value="167" calcext:value-type="float">
            <text:p>167</text:p>
          </table:table-cell>
          <table:table-cell table:style-name="ce46" table:formula="of:=CEILING([.P72]/[.J30])" office:value-type="float" office:value="6" calcext:value-type="float">
            <text:p>6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Spiderdemon</text:p>
          </table:table-cell>
          <table:table-cell table:style-name="ce46" table:formula="of:=CEILING([.P73]/[.J24])" office:value-type="float" office:value="429" calcext:value-type="float">
            <text:p>429</text:p>
          </table:table-cell>
          <table:table-cell table:style-name="ce46" table:formula="of:=CEILING([.P73]/[.J25])" office:value-type="float" office:value="38" calcext:value-type="float">
            <text:p>38</text:p>
          </table:table-cell>
          <table:table-cell table:style-name="ce46" table:formula="of:=CEILING([.P73]/[.J26])" office:value-type="float" office:value="200" calcext:value-type="float">
            <text:p>200</text:p>
          </table:table-cell>
          <table:table-cell table:style-name="ce46" table:formula="of:=CEILING([.P73]/[.J27])" office:value-type="float" office:value="429" calcext:value-type="float">
            <text:p>429</text:p>
          </table:table-cell>
          <table:table-cell table:style-name="ce46" table:formula="of:=CEILING([.P73]/[.J28])" office:value-type="float" office:value="42" calcext:value-type="float">
            <text:p>42</text:p>
          </table:table-cell>
          <table:table-cell table:style-name="ce46" table:formula="of:=CEILING([.P73]/[.J29])" office:value-type="float" office:value="500" calcext:value-type="float">
            <text:p>500</text:p>
          </table:table-cell>
          <table:table-cell table:style-name="ce46" table:formula="of:=CEILING([.P73]/[.J30])" office:value-type="float" office:value="18" calcext:value-type="float">
            <text:p>18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Cyberdemon</text:p>
          </table:table-cell>
          <table:table-cell table:style-name="ce46" table:formula="of:=CEILING([.P74]/[.J24])" office:value-type="float" office:value="572" calcext:value-type="float">
            <text:p>572</text:p>
          </table:table-cell>
          <table:table-cell table:style-name="ce46" table:formula="of:=CEILING([.P74]/[.J25])" office:value-type="float" office:value="50" calcext:value-type="float">
            <text:p>50</text:p>
          </table:table-cell>
          <table:table-cell table:style-name="ce46" table:formula="of:=CEILING([.P74]/[.J26])" office:value-type="float" office:value="267" calcext:value-type="float">
            <text:p>267</text:p>
          </table:table-cell>
          <table:table-cell table:style-name="ce46" table:formula="of:=CEILING([.P74]/[.J27])" office:value-type="float" office:value="572" calcext:value-type="float">
            <text:p>572</text:p>
          </table:table-cell>
          <table:table-cell table:style-name="ce46" table:formula="of:=CEILING([.P74]/[.J28])" office:value-type="float" office:value="56" calcext:value-type="float">
            <text:p>56</text:p>
          </table:table-cell>
          <table:table-cell table:style-name="ce46" table:formula="of:=CEILING([.P74]/[.J29])" office:value-type="float" office:value="667" calcext:value-type="float">
            <text:p>667</text:p>
          </table:table-cell>
          <table:table-cell table:style-name="ce46" table:formula="of:=CEILING([.P74]/[.J30])" office:value-type="float" office:value="24" calcext:value-type="float">
            <text:p>24</text:p>
          </table:table-cell>
          <table:table-cell table:style-name="ce46" table:number-columns-repeated="2"/>
          <table:table-cell table:number-columns-repeated="101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35" table:number-columns-repeated="4"/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Zombieman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Sergeant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Imp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Lost Soul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Cacodemon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Hell Knight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Arachnotron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Mancubus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Baron</text:p>
          </table:table-cell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Spiderdemon</text:p>
          </table:table-cell>
          <table:table-cell table:style-name="ce38" office:value-type="float" office:value="3000" calcext:value-type="float">
            <text:p>30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Cyberdemon</text:p>
          </table:table-cell>
          <table:table-cell table:style-name="ce38" office:value-type="float" office:value="4000" calcext:value-type="float">
            <text:p>400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88" calcext:value-type="float">
            <text:p>288</text:p>
          </table:table-cell>
          <table:table-cell table:number-columns-repeated="1006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inal Data" table:style-name="ta1">
        <table:table-column table:style-name="co5" table:default-cell-style-name="ce44"/>
        <table:table-column table:style-name="co5" table:number-columns-repeated="3" table:default-cell-style-name="ce38"/>
        <table:table-column table:style-name="co5" table:number-columns-repeated="4" table:default-cell-style-name="Default"/>
        <table:table-row table:style-name="ro2"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  <table:table-cell table:number-columns-repeated="4"/>
        </table:table-row>
        <table:table-row table:style-name="ro2">
          <table:table-cell table:style-name="ce35" table:number-columns-repeated="4"/>
          <table:table-cell table:number-columns-repeated="4"/>
        </table:table-row>
        <table:table-row table:style-name="ro2"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ombiem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st Sou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codemon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ll Knight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achnotron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cubus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ron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iderdemon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yberdemon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3"/>
          <table:table-cell table:style-name="ce44" table:number-columns-repeated="3"/>
          <table:table-cell table:number-columns-repeated="4"/>
        </table:table-row>
        <table:table-row table:style-name="ro2">
          <table:table-cell table:style-name="ce33" table:number-columns-repeated="4"/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33" table:number-columns-repeated="8"/>
        </table:table-row>
        <table:table-row table:style-name="ro2">
          <table:table-cell table:style-name="ce46" office:value-type="string" calcext:value-type="string">
            <text:p>Original data from website (not actually completely accurate!)</text:p>
          </table:table-cell>
          <table:table-cell table:style-name="ce46" table:number-columns-repeated="6"/>
          <table:table-cell table:style-name="ce33"/>
        </table:table-row>
        <table:table-row table:style-name="ro2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DPS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ROF</text:p>
          </table:table-cell>
          <table:table-cell table:style-name="ce35" office:value-type="string" calcext:value-type="string">
            <text:p>DMG</text:p>
          </table:table-cell>
          <table:table-cell table:style-name="ce35" office:value-type="string" calcext:value-type="string">
            <text:p>MEAN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Chainsaw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Berserk Fist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0</text:p>
          </table:table-cell>
          <table:table-cell table:style-name="ce38" office:value-type="float" office:value="110" calcext:value-type="float">
            <text:p>1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Fis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Pisto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Shotgun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string" calcext:value-type="string">
            <text:p>7d3 x 5</text:p>
          </table:table-cell>
          <table:table-cell table:style-name="ce38" office:value-type="float" office:value="70" calcext:value-type="float">
            <text:p>7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Chaingun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SSG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21d3 x 5</text:p>
          </table:table-cell>
          <table:table-cell table:style-name="ce38" office:value-type="float" office:value="210" calcext:value-type="float">
            <text:p>210</text:p>
          </table:table-cell>
          <table:table-cell table:style-name="ce33"/>
        </table:table-row>
        <table:table-row table:style-name="ro3">
          <table:table-cell table:style-name="ce38" office:value-type="string" calcext:value-type="string">
            <text:p>Rocket</text:p>
          </table:table-cell>
          <table:table-cell office:value-type="float" office:value="385" calcext:value-type="float">
            <text:p>385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string" calcext:value-type="string">
            <text:p>d8 x 20 + 128</text:p>
          </table:table-cell>
          <table:table-cell table:style-name="ce38" office:value-type="float" office:value="218" calcext:value-type="float">
            <text:p>218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Plasma Gun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string" calcext:value-type="string">
            <text:p>d8 x 5</text:p>
          </table:table-cell>
          <table:table-cell table:style-name="ce38" office:value-type="float" office:value="22.5" calcext:value-type="float">
            <text:p>22.5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BFG 9000</text:p>
          </table:table-cell>
          <table:table-cell office:value-type="float" office:value="2900" calcext:value-type="float">
            <text:p>2900</text:p>
          </table:table-cell>
          <table:table-cell office:value-type="float" office:value="2060" calcext:value-type="float">
            <text:p>2060</text:p>
          </table:table-cell>
          <table:table-cell office:value-type="float" office:value="4200" calcext:value-type="float">
            <text:p>4200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string" calcext:value-type="string">
            <text:p>d8 x 100</text:p>
          </table:table-cell>
          <table:table-cell table:style-name="ce38" office:value-type="float" office:value="3130" calcext:value-type="float">
            <text:p>3130</text:p>
          </table:table-cell>
          <table:table-cell table:style-name="ce33"/>
        </table:table-row>
      </table:table>
      <table:table table:name="Graphs" table:style-name="ta1">
        <table:shapes>
          <draw:frame draw:z-index="0" draw:style-name="gr1" draw:text-style-name="P1" svg:width="520.58pt" svg:height="410.34pt" svg:x="77.81pt" svg:y="185.95pt">
            <draw:object draw:notify-on-update-of-ranges="Weapons.A24:Weapons.A32 Weapons.B23:Weapons.B23 Weapons.B24:Weapons.B32 Weapons.C23:Weapons.C23 Weapons.C24:Weapons.C32 Weapons.D23:Weapons.D23 Weapons.D24:Weapons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4.2pt" svg:height="403.57pt" svg:x="578.32pt" svg:y="193.49pt">
            <draw:object draw:notify-on-update-of-ranges="Weapons.A4:Weapons.A4 Weapons.A5:Weapons.A13 Weapons.B4:Weapons.B4 Weapons.B5:Weapons.B13 Weapons.C4:Weapons.C4 Weapons.C5:Weapons.C13 Weapons.D4:Weapons.D4 Weapons.D5:Weap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Weapons.I4:Weapons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21:24:42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17T21:49:35.140000000</dc:date>
    <meta:editing-duration>PT6H18M</meta:editing-duration>
    <meta:editing-cycles>104</meta:editing-cycles>
    <meta:generator>LibreOffice/6.2.0.3$Windows_X86_64 LibreOffice_project/98c6a8a1c6c7b144ce3cc729e34964b47ce25d62</meta:generator>
    <meta:document-statistic meta:table-count="3" meta:cell-count="6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66cm" svg:height="14.477cm" xlink:href=".." xlink:type="simple" chart:class="chart:line" chart:style-name="ch1">
        <chart:title svg:x="14.482cm" svg:y="0.526cm" chart:style-name="ch2">
          <text:p>Rebalanced DPS</text:p>
        </chart:title>
        <chart:plot-area chart:style-name="ch3" table:cell-range-address="Weapons.A23:Weapons.D32" chart:data-source-has-labels="both" svg:x="0.041cm" svg:y="1.76cm" svg:width="19.01cm" svg:height="12.515cm">
          <chartooo:coordinate-region svg:x="0.848cm" svg:y="1.959cm" svg:width="17.249cm" svg:height="11.669cm"/>
          <chart:axis chart:dimension="x" chart:name="primary-x" chart:style-name="ch4" chartooo:axis-type="auto">
            <chartooo:date-scale/>
            <chart:categories table:cell-range-address="Weapons.A24:Weapons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24:Weapons.B32" chart:label-cell-address="Weapons.B23:Weapons.B23" chart:class="chart:line">
            <chart:data-point chart:repeated="9"/>
          </chart:series>
          <chart:series chart:style-name="ch8" chart:values-cell-range-address="Weapons.C24:Weapons.C32" chart:label-cell-address="Weapons.C23:Weapons.C23" chart:class="chart:line">
            <chart:data-point chart:repeated="9"/>
          </chart:series>
          <chart:series chart:style-name="ch9" chart:values-cell-range-address="Weapons.D24:Weapons.D32" chart:label-cell-address="Weapons.D23:Weapons.D2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23:Weapons.B23</svg:desc>
                </draw:g>
              </table:table-cell>
              <table:table-cell office:value-type="string">
                <text:p>Avg DPS</text:p>
                <draw:g>
                  <svg:desc>Weapons.C23:Weapons.C23</svg:desc>
                </draw:g>
              </table:table-cell>
              <table:table-cell office:value-type="string">
                <text:p>Max DPS</text:p>
                <draw:g>
                  <svg:desc>Weapons.D23:Weapons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4:Weapons.A32</svg:desc>
                </draw:g>
              </table:table-cell>
              <table:table-cell office:value-type="float" office:value="61.25">
                <text:p>61.25</text:p>
                <draw:g>
                  <svg:desc>Weapons.B24:Weapons.B32</svg:desc>
                </draw:g>
              </table:table-cell>
              <table:table-cell office:value-type="float" office:value="122.5">
                <text:p>122.5</text:p>
                <draw:g>
                  <svg:desc>Weapons.C24:Weapons.C32</svg:desc>
                </draw:g>
              </table:table-cell>
              <table:table-cell office:value-type="float" office:value="183.75">
                <text:p>183.75</text:p>
                <draw:g>
                  <svg:desc>Weapons.D24:Weapons.D32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75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32.8125">
                <text:p>32.8125</text:p>
              </table:table-cell>
              <table:table-cell office:value-type="float" office:value="49.21875">
                <text:p>49.21875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1.4634146341464">
                <text:p>61.4634146341464</text:p>
              </table:table-cell>
              <table:table-cell office:value-type="float" office:value="122.926829268293">
                <text:p>122.926829268293</text:p>
              </table:table-cell>
              <table:table-cell office:value-type="float" office:value="184.390243902439">
                <text:p>184.390243902439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2.5">
                <text:p>52.5</text:p>
              </table:table-cell>
              <table:table-cell office:value-type="float" office:value="105">
                <text:p>10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13.076923076923">
                <text:p>113.076923076923</text:p>
              </table:table-cell>
              <table:table-cell office:value-type="float" office:value="226.153846153846">
                <text:p>226.153846153846</text:p>
              </table:table-cell>
              <table:table-cell office:value-type="float" office:value="339.230769230769">
                <text:p>339.23076923076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24">
                <text:p>224</text:p>
              </table:table-cell>
              <table:table-cell office:value-type="float" office:value="448">
                <text:p>44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595">
                <text:p>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9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88cm" svg:height="14.238cm" xlink:href=".." xlink:type="simple" chart:class="chart:line" chart:style-name="ch1">
        <chart:title svg:x="-0.032cm" svg:y="0.427cm" chart:style-name="ch2">
          <text:p>Vanilla DPS</text:p>
        </chart:title>
        <chart:plot-area chart:style-name="ch3" table:cell-range-address="Weapons.A4:Weapons.D13" chart:data-source-has-labels="both" svg:x="0.108cm" svg:y="1.521cm" svg:width="18.318cm" svg:height="12.53cm">
          <chartooo:coordinate-region svg:x="0.915cm" svg:y="1.72cm" svg:width="16.557cm" svg:height="11.684cm"/>
          <chart:axis chart:dimension="x" chart:name="primary-x" chart:style-name="ch4" chartooo:axis-type="auto">
            <chartooo:date-scale/>
            <chart:categories table:cell-range-address="Weapons.A5:Weapon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5:Weapons.B13" chart:label-cell-address="Weapons.B4:Weapons.B4" chart:class="chart:line">
            <chart:data-point chart:repeated="9"/>
          </chart:series>
          <chart:series chart:style-name="ch8" chart:values-cell-range-address="Weapons.C5:Weapons.C13" chart:label-cell-address="Weapons.C4:Weapons.C4" chart:class="chart:line">
            <chart:data-point chart:repeated="9"/>
          </chart:series>
          <chart:series chart:style-name="ch9" chart:values-cell-range-address="Weapons.D5:Weapons.D13" chart:label-cell-address="Weapons.D4:Weapons.D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4:Weapons.B4</svg:desc>
                </draw:g>
              </table:table-cell>
              <table:table-cell office:value-type="string">
                <text:p>Avg DPS</text:p>
                <draw:g>
                  <svg:desc>Weapons.C4:Weapons.C4</svg:desc>
                </draw:g>
              </table:table-cell>
              <table:table-cell office:value-type="string">
                <text:p>Max DPS</text:p>
                <draw:g>
                  <svg:desc>Weapons.D4:Weapon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7.5">
                <text:p>17.5</text:p>
                <draw:g>
                  <svg:desc>Weapons.B5:Weapons.B13</svg:desc>
                </draw:g>
              </table:table-cell>
              <table:table-cell office:value-type="float" office:value="96.25">
                <text:p>96.25</text:p>
                <draw:g>
                  <svg:desc>Weapons.C5:Weapons.C13</svg:desc>
                </draw:g>
              </table:table-cell>
              <table:table-cell office:value-type="float" office:value="175">
                <text:p>175</text:p>
                <draw:g>
                  <svg:desc>Weapons.D5:Weapons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226.470588235294">
                <text:p>226.470588235294</text:p>
              </table:table-cell>
              <table:table-cell office:value-type="float" office:value="411.764705882353">
                <text:p>411.764705882353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22.6470588235294">
                <text:p>22.6470588235294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3.1081081081081">
                <text:p>33.1081081081081</text:p>
              </table:table-cell>
              <table:table-cell office:value-type="float" office:value="66.2162162162162">
                <text:p>66.2162162162162</text:p>
              </table:table-cell>
              <table:table-cell office:value-type="float" office:value="99.3243243243243">
                <text:p>99.3243243243243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3.75">
                <text:p>43.75</text:p>
              </table:table-cell>
              <table:table-cell office:value-type="float" office:value="87.5">
                <text:p>87.5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64.4736842105263">
                <text:p>64.4736842105263</text:p>
              </table:table-cell>
              <table:table-cell office:value-type="float" office:value="128.947368421053">
                <text:p>128.947368421053</text:p>
              </table:table-cell>
              <table:table-cell office:value-type="float" office:value="193.421052631579">
                <text:p>193.42105263157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9">
                <text:p>259</text:p>
              </table:table-cell>
              <table:table-cell office:value-type="float" office:value="381.5">
                <text:p>381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62.5">
                <text:p>262.5</text:p>
              </table:table-cell>
              <table:table-cell office:value-type="float" office:value="466.666666666667">
                <text:p>466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18cm" svg:height="9.648cm" xlink:href=".." xlink:type="simple" chart:class="chart:line" chart:style-name="ch1">
        <chart:title svg:x="10.269cm" svg:y="0.355cm" chart:style-name="ch2">
          <text:p>Rebalanced DPS</text:p>
        </chart:title>
        <chart:plot-area chart:style-name="ch3" table:cell-range-address="Weapons.A23:Weapons.D32" chart:data-source-has-labels="both" svg:x="-0.206cm" svg:y="1.105cm" svg:width="13.775cm" svg:height="8.622cm">
          <chartooo:coordinate-region svg:x="0.601cm" svg:y="1.304cm" svg:width="12.226cm" svg:height="7.776cm"/>
          <chart:axis chart:dimension="x" chart:name="primary-x" chart:style-name="ch4" chartooo:axis-type="auto">
            <chartooo:date-scale/>
            <chart:categories table:cell-range-address="Weapons.A24:Weapons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24:Weapons.B32" chart:label-cell-address="Weapons.B23:Weapons.B23" chart:class="chart:line">
            <chart:data-point chart:repeated="9"/>
          </chart:series>
          <chart:series chart:style-name="ch8" chart:values-cell-range-address="Weapons.C24:Weapons.C32" chart:label-cell-address="Weapons.C23:Weapons.C23" chart:class="chart:line">
            <chart:data-point chart:repeated="9"/>
          </chart:series>
          <chart:series chart:style-name="ch9" chart:values-cell-range-address="Weapons.D24:Weapons.D32" chart:label-cell-address="Weapons.D23:Weapons.D2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23:Weapons.B23</svg:desc>
                </draw:g>
              </table:table-cell>
              <table:table-cell office:value-type="string">
                <text:p>Avg DPS</text:p>
                <draw:g>
                  <svg:desc>Weapons.C23:Weapons.C23</svg:desc>
                </draw:g>
              </table:table-cell>
              <table:table-cell office:value-type="string">
                <text:p>Max DPS</text:p>
                <draw:g>
                  <svg:desc>Weapons.D23:Weapons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4:Weapons.A32</svg:desc>
                </draw:g>
              </table:table-cell>
              <table:table-cell office:value-type="float" office:value="61.25">
                <text:p>61.25</text:p>
                <draw:g>
                  <svg:desc>Weapons.B24:Weapons.B32</svg:desc>
                </draw:g>
              </table:table-cell>
              <table:table-cell office:value-type="float" office:value="122.5">
                <text:p>122.5</text:p>
                <draw:g>
                  <svg:desc>Weapons.C24:Weapons.C32</svg:desc>
                </draw:g>
              </table:table-cell>
              <table:table-cell office:value-type="float" office:value="183.75">
                <text:p>183.75</text:p>
                <draw:g>
                  <svg:desc>Weapons.D24:Weapons.D32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75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32.8125">
                <text:p>32.8125</text:p>
              </table:table-cell>
              <table:table-cell office:value-type="float" office:value="49.21875">
                <text:p>49.21875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1.4634146341464">
                <text:p>61.4634146341464</text:p>
              </table:table-cell>
              <table:table-cell office:value-type="float" office:value="122.926829268293">
                <text:p>122.926829268293</text:p>
              </table:table-cell>
              <table:table-cell office:value-type="float" office:value="184.390243902439">
                <text:p>184.390243902439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2.5">
                <text:p>52.5</text:p>
              </table:table-cell>
              <table:table-cell office:value-type="float" office:value="105">
                <text:p>10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13.076923076923">
                <text:p>113.076923076923</text:p>
              </table:table-cell>
              <table:table-cell office:value-type="float" office:value="226.153846153846">
                <text:p>226.153846153846</text:p>
              </table:table-cell>
              <table:table-cell office:value-type="float" office:value="339.230769230769">
                <text:p>339.23076923076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24">
                <text:p>224</text:p>
              </table:table-cell>
              <table:table-cell office:value-type="float" office:value="448">
                <text:p>44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595">
                <text:p>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02cm" svg:height="9.447cm" xlink:href=".." xlink:type="simple" chart:class="chart:line" chart:style-name="ch1">
        <chart:title svg:x="-0.021cm" svg:y="0.289cm" chart:style-name="ch2">
          <text:p>Vanilla DPS</text:p>
        </chart:title>
        <chart:plot-area chart:style-name="ch3" table:cell-range-address="Weapons.A4:Weapons.D13" chart:data-source-has-labels="both" svg:x="-0.2cm" svg:y="0.942cm" svg:width="11.932cm" svg:height="9.005cm">
          <chartooo:coordinate-region svg:x="0.607cm" svg:y="1.141cm" svg:width="10.985cm" svg:height="7.752cm"/>
          <chart:axis chart:dimension="x" chart:name="primary-x" chart:style-name="ch4" chartooo:axis-type="auto">
            <chartooo:date-scale/>
            <chart:categories table:cell-range-address="Weapons.A5:Weapon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5:Weapons.B13" chart:label-cell-address="Weapons.B4:Weapons.B4" chart:class="chart:line">
            <chart:data-point chart:repeated="9"/>
          </chart:series>
          <chart:series chart:style-name="ch8" chart:values-cell-range-address="Weapons.C5:Weapons.C13" chart:label-cell-address="Weapons.C4:Weapons.C4" chart:class="chart:line">
            <chart:data-point chart:repeated="9"/>
          </chart:series>
          <chart:series chart:style-name="ch9" chart:values-cell-range-address="Weapons.D5:Weapons.D13" chart:label-cell-address="Weapons.D4:Weapons.D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4:Weapons.B4</svg:desc>
                </draw:g>
              </table:table-cell>
              <table:table-cell office:value-type="string">
                <text:p>Avg DPS</text:p>
                <draw:g>
                  <svg:desc>Weapons.C4:Weapons.C4</svg:desc>
                </draw:g>
              </table:table-cell>
              <table:table-cell office:value-type="string">
                <text:p>Max DPS</text:p>
                <draw:g>
                  <svg:desc>Weapons.D4:Weapon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7.5">
                <text:p>17.5</text:p>
                <draw:g>
                  <svg:desc>Weapons.B5:Weapons.B13</svg:desc>
                </draw:g>
              </table:table-cell>
              <table:table-cell office:value-type="float" office:value="96.25">
                <text:p>96.25</text:p>
                <draw:g>
                  <svg:desc>Weapons.C5:Weapons.C13</svg:desc>
                </draw:g>
              </table:table-cell>
              <table:table-cell office:value-type="float" office:value="175">
                <text:p>175</text:p>
                <draw:g>
                  <svg:desc>Weapons.D5:Weapons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226.470588235294">
                <text:p>226.470588235294</text:p>
              </table:table-cell>
              <table:table-cell office:value-type="float" office:value="411.764705882353">
                <text:p>411.764705882353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22.6470588235294">
                <text:p>22.6470588235294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3.1081081081081">
                <text:p>33.1081081081081</text:p>
              </table:table-cell>
              <table:table-cell office:value-type="float" office:value="66.2162162162162">
                <text:p>66.2162162162162</text:p>
              </table:table-cell>
              <table:table-cell office:value-type="float" office:value="99.3243243243243">
                <text:p>99.3243243243243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3.75">
                <text:p>43.75</text:p>
              </table:table-cell>
              <table:table-cell office:value-type="float" office:value="87.5">
                <text:p>87.5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64.4736842105263">
                <text:p>64.4736842105263</text:p>
              </table:table-cell>
              <table:table-cell office:value-type="float" office:value="128.947368421053">
                <text:p>128.947368421053</text:p>
              </table:table-cell>
              <table:table-cell office:value-type="float" office:value="193.421052631579">
                <text:p>193.42105263157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9">
                <text:p>259</text:p>
              </table:table-cell>
              <table:table-cell office:value-type="float" office:value="381.5">
                <text:p>381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62.5">
                <text:p>262.5</text:p>
              </table:table-cell>
              <table:table-cell office:value-type="float" office:value="466.666666666667">
                <text:p>466.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